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Implementacion</text:h>
      <text:p text:style-name="Normal"/>
      <text:p text:style-name="Normal"/>
      <text:h text:style-name="Título2" text:outline-level="2">Implementacion del backend</text:h>
      <text:p text:style-name="Normal"/>
      <text:h text:style-name="Título2" text:outline-level="2">Implementacion del frontend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c." style:display-name="Título 1 Carác.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c." style:display-name="Título 2 Carác.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c." style:display-name="Título 3 Carác.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c." style:display-name="Título 4 Carác.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c." style:display-name="Título 5 Carác." style:family="text" style:parent-style-name="Tipodeletrapredefinidodoparágrafo">
      <style:text-properties style:font-name-asian="Times New Roman" style:font-name-complex="Times New Roman" fo:color="#0F4761"/>
    </style:style>
    <style:style style:name="Título6Carác." style:display-name="Título 6 Carác.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c." style:display-name="Título 7 Carác." style:family="text" style:parent-style-name="Tipodeletrapredefinidodoparágrafo">
      <style:text-properties style:font-name-asian="Times New Roman" style:font-name-complex="Times New Roman" fo:color="#595959"/>
    </style:style>
    <style:style style:name="Título8Carác." style:display-name="Título 8 Carác.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c." style:display-name="Título 9 Carác.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c." style:display-name="Título Carác.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c." style:display-name="Subtítulo Carác.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ác." style:display-name="Cita Carác.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elista" style:display-name="Parág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eintensa" style:display-name="É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ác." style:display-name="Cita destacada Carác." style:family="text" style:parent-style-name="Tipodeletrapredefinidodoparágrafo">
      <style:text-properties fo:font-style="italic" style:font-style-asian="italic" style:font-style-complex="italic" fo:color="#0F4761"/>
    </style:style>
    <style:style style:name="Referenciadestacada" style:display-name="Referencia destacad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o Tilves Freijeiro</meta:initial-creator>
    <dc:creator>Mateo Tilves Freijeiro</dc:creator>
    <meta:creation-date>2024-07-12T01:14:00Z</meta:creation-date>
    <dc:date>2024-07-12T01:16:00Z</dc:date>
    <meta:template xlink:href="Normal" xlink:type="simple"/>
    <meta:editing-cycles>1</meta:editing-cycles>
    <meta:editing-duration>PT120S</meta:editing-duration>
    <meta:document-statistic meta:page-count="1" meta:paragraph-count="1" meta:word-count="11" meta:character-count="74" meta:row-count="1" meta:non-whitespace-character-count="64"/>
  </office:meta>
</office:document-meta>
</file>